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1"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b7f58" officeooo:paragraph-rsid="001b7f58" style:font-weight-asian="bold" style:font-weight-complex="bold"/>
    </style:style>
    <style:style style:name="P2" style:family="paragraph" style:parent-style-name="Standard">
      <style:paragraph-properties fo:text-align="start" style:justify-single-word="false"/>
      <style:text-properties fo:font-weight="bold" officeooo:rsid="00235e10" officeooo:paragraph-rsid="00235e10" style:font-weight-asian="bold" style:font-weight-complex="bold"/>
    </style:style>
    <style:style style:name="P3" style:family="paragraph" style:parent-style-name="Standard">
      <style:paragraph-properties fo:text-align="start" style:justify-single-word="false"/>
      <style:text-properties fo:font-weight="normal" officeooo:rsid="001b7f58" officeooo:paragraph-rsid="001b7f58" style:font-weight-asian="normal" style:font-weight-complex="normal"/>
    </style:style>
    <style:style style:name="P4" style:family="paragraph" style:parent-style-name="Standard">
      <style:paragraph-properties fo:text-align="start" style:justify-single-word="false"/>
      <style:text-properties fo:font-weight="normal" officeooo:rsid="001b7f58" officeooo:paragraph-rsid="001cd456" style:font-weight-asian="normal" style:font-weight-complex="normal"/>
    </style:style>
    <style:style style:name="P5" style:family="paragraph" style:parent-style-name="Standard">
      <style:paragraph-properties fo:text-align="start" style:justify-single-word="false"/>
      <style:text-properties fo:font-weight="normal" officeooo:rsid="001fd946" officeooo:paragraph-rsid="001fd946" style:font-weight-asian="normal" style:font-weight-complex="normal"/>
    </style:style>
    <style:style style:name="P6" style:family="paragraph" style:parent-style-name="Standard">
      <style:paragraph-properties fo:text-align="start" style:justify-single-word="false"/>
      <style:text-properties officeooo:paragraph-rsid="00235e10"/>
    </style:style>
    <style:style style:name="P7" style:family="paragraph" style:parent-style-name="Standard">
      <style:paragraph-properties fo:text-align="start" style:justify-single-word="false"/>
      <style:text-properties officeooo:rsid="001fd946" officeooo:paragraph-rsid="001fd946"/>
    </style:style>
    <style:style style:name="P8" style:family="paragraph" style:parent-style-name="Standard">
      <style:paragraph-properties fo:text-align="start" style:justify-single-word="false"/>
      <style:text-properties fo:font-size="16pt" fo:font-weight="bold" officeooo:rsid="001b7f58" officeooo:paragraph-rsid="001b7f58"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235e10" officeooo:paragraph-rsid="00235e10"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8pt" fo:font-weight="bold" officeooo:rsid="001b7f58" officeooo:paragraph-rsid="001b7f58" style:font-size-asian="18pt" style:font-weight-asian="bold" style:font-size-complex="18pt" style:font-weight-complex="bold"/>
    </style:style>
    <style:style style:name="P11" style:family="paragraph" style:parent-style-name="Text_20_body">
      <style:text-properties fo:font-style="normal" style:text-underline-style="solid" style:text-underline-width="auto" style:text-underline-color="font-color" fo:font-weight="bold" officeooo:rsid="001fd946" officeooo:paragraph-rsid="001fd946" style:font-style-asian="normal" style:font-weight-asian="bold" style:font-style-complex="normal" style:font-weight-complex="bold"/>
    </style:style>
    <style:style style:name="P12"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d946" officeooo:paragraph-rsid="00236b42" style:font-style-asian="normal" style:font-weight-asian="bold" style:font-style-complex="normal" style:font-weight-complex="bold"/>
    </style:style>
    <style:style style:name="P13" style:family="paragraph" style:parent-style-name="Text_20_body">
      <style:text-properties fo:font-style="normal" style:text-underline-style="none" fo:font-weight="normal" officeooo:rsid="001fd946" officeooo:paragraph-rsid="001fd946"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021a043" officeooo:paragraph-rsid="0021a043" style:font-style-asian="normal" style:font-weight-asian="normal" style:font-style-complex="normal" style:font-weight-complex="normal"/>
    </style:style>
    <style:style style:name="P15" style:family="paragraph" style:parent-style-name="Heading_20_4">
      <style:paragraph-properties fo:text-align="start" style:justify-single-word="false"/>
      <style:text-properties style:text-underline-style="solid" style:text-underline-width="auto" style:text-underline-color="font-color" fo:font-weight="bold" officeooo:rsid="001b7f58" officeooo:paragraph-rsid="001e1924" style:font-weight-asian="bold" style:font-weight-complex="bold"/>
    </style:style>
    <style:style style:name="P16" style:family="paragraph" style:parent-style-name="Preformatted_20_Text" style:list-style-name="L5"/>
    <style:style style:name="P17" style:family="paragraph" style:parent-style-name="Preformatted_20_Text" style:list-style-name="L5">
      <style:paragraph-properties fo:margin-top="0cm" fo:margin-bottom="0.499cm" loext:contextual-spacing="false"/>
    </style:style>
    <style:style style:name="P18" style:family="paragraph" style:parent-style-name="Standard">
      <style:paragraph-properties fo:text-align="start" style:justify-single-word="false"/>
      <style:text-properties fo:font-weight="normal" officeooo:rsid="001cd456" officeooo:paragraph-rsid="001cd456" style:font-weight-asian="normal" style:font-weight-complex="normal"/>
    </style:style>
    <style:style style:name="P19" style:family="paragraph" style:parent-style-name="Standard">
      <style:paragraph-properties fo:text-align="start" style:justify-single-word="false"/>
      <style:text-properties fo:font-weight="normal" officeooo:rsid="001b7f58" officeooo:paragraph-rsid="001e1924" style:font-weight-asian="normal" style:font-weight-complex="normal"/>
    </style:style>
    <style:style style:name="P20" style:family="paragraph" style:parent-style-name="Standard">
      <style:paragraph-properties fo:text-align="start" style:justify-single-word="false"/>
      <style:text-properties fo:font-weight="normal" officeooo:rsid="00235e10" officeooo:paragraph-rsid="00235e10" style:font-weight-asian="normal" style:font-weight-complex="normal"/>
    </style:style>
    <style:style style:name="P21" style:family="paragraph" style:parent-style-name="Standard">
      <style:paragraph-properties fo:text-align="start" style:justify-single-word="false"/>
      <style:text-properties fo:font-weight="normal" officeooo:rsid="00236b42" officeooo:paragraph-rsid="00235e10" style:font-weight-asian="normal" style:font-weight-complex="normal"/>
    </style:style>
    <style:style style:name="P22" style:family="paragraph" style:parent-style-name="Standard" style:list-style-name="L4">
      <style:paragraph-properties fo:text-align="start" style:justify-single-word="false"/>
      <style:text-properties officeooo:rsid="001fd946" officeooo:paragraph-rsid="0027bbc0"/>
    </style:style>
    <style:style style:name="P23" style:family="paragraph" style:parent-style-name="Standard" style:list-style-name="L5">
      <style:paragraph-properties fo:margin-top="0cm" fo:margin-bottom="0.499cm" loext:contextual-spacing="false"/>
    </style:style>
    <style:style style:name="P24" style:family="paragraph" style:parent-style-name="Standard" style:list-style-name="L4">
      <style:paragraph-properties fo:margin-top="0cm" fo:margin-bottom="0cm" loext:contextual-spacing="false" fo:text-align="start" style:justify-single-word="false"/>
      <style:text-properties fo:font-weight="normal" officeooo:rsid="001fd946" officeooo:paragraph-rsid="0027bbc0" style:font-weight-asian="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236b42" officeooo:paragraph-rsid="00236b42" style:font-style-asian="normal" style:font-weight-asian="bold" style:font-style-complex="normal" style:font-weight-complex="bold"/>
    </style:style>
    <style:style style:name="P29"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d946" officeooo:paragraph-rsid="0027bbc0" style:font-style-asian="normal" style:font-weight-asian="bold" style:font-style-complex="normal" style:font-weight-complex="bold"/>
    </style:style>
    <style:style style:name="P30" style:family="paragraph" style:parent-style-name="Text_20_body" style:list-style-name="L4">
      <style:text-properties fo:font-style="normal" style:text-underline-style="none" fo:font-weight="normal" officeooo:rsid="0021a043" officeooo:paragraph-rsid="0027bbc0" style:font-style-asian="normal" style:font-weight-asian="normal" style:font-style-complex="normal" style:font-weight-complex="normal"/>
    </style:style>
    <style:style style:name="P31" style:family="paragraph" style:parent-style-name="Text_20_body" style:list-style-name="L4">
      <style:text-properties fo:font-style="normal" style:text-underline-style="none" fo:font-weight="normal" officeooo:rsid="001fd946" officeooo:paragraph-rsid="0027bbc0" style:font-style-asian="normal" style:font-weight-asian="normal" style:font-style-complex="normal" style:font-weight-complex="normal"/>
    </style:style>
    <style:style style:name="P32" style:family="paragraph" style:parent-style-name="Text_20_body" style:list-style-name="L4"/>
    <style:style style:name="P33" style:family="paragraph" style:parent-style-name="Text_20_body">
      <style:paragraph-properties fo:text-align="start" style:justify-single-word="false"/>
      <style:text-properties style:text-underline-style="none" fo:font-weight="normal" officeooo:rsid="00259c0b" officeooo:paragraph-rsid="00259c0b" style:font-weight-asian="normal" style:font-weight-complex="normal"/>
    </style:style>
    <style:style style:name="P34" style:family="paragraph" style:parent-style-name="Text_20_body" style:list-style-name="L5"/>
    <style:style style:name="P35" style:family="paragraph" style:parent-style-name="Text_20_body">
      <style:paragraph-properties fo:text-align="start" style:justify-single-word="false"/>
      <style:text-properties fo:font-size="16pt" style:text-underline-style="none" officeooo:rsid="00259c0b" officeooo:paragraph-rsid="00259c0b" style:font-size-asian="16pt" style:font-size-complex="16pt"/>
    </style:style>
    <style:style style:name="P36" style:family="paragraph" style:parent-style-name="Text_20_body">
      <style:paragraph-properties fo:text-align="start" style:justify-single-word="false"/>
      <style:text-properties fo:font-size="16pt" style:text-underline-style="none" fo:font-weight="bold" officeooo:paragraph-rsid="00259c0b" style:font-size-asian="16pt" style:font-weight-asian="bold" style:font-size-complex="16pt" style:font-weight-complex="bold"/>
    </style:style>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text-properties officeooo:paragraph-rsid="0027bbc0"/>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4">
      <style:paragraph-properties fo:margin-top="0cm" fo:margin-bottom="0cm" loext:contextual-spacing="false" fo:text-align="start" style:justify-single-word="false"/>
      <style:text-properties fo:font-style="normal" style:text-underline-style="solid" style:text-underline-width="auto" style:text-underline-color="font-color" fo:font-weight="bold" officeooo:rsid="00259c0b" officeooo:paragraph-rsid="0027bbc0" style:font-style-asian="normal" style:font-weight-asian="bold" style:font-style-complex="normal" style:font-weight-complex="bold"/>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cd456"/>
    </style:style>
    <style:style style:name="T5" style:family="text">
      <style:text-properties officeooo:rsid="001e1924"/>
    </style:style>
    <style:style style:name="T6" style:family="text">
      <style:text-properties fo:font-weight="normal" style:font-weight-asian="normal" style:font-weight-complex="normal"/>
    </style:style>
    <style:style style:name="T7" style:family="text">
      <style:text-properties fo:font-weight="normal" officeooo:rsid="001b7f58" style:font-weight-asian="normal" style:font-weight-complex="normal"/>
    </style:style>
    <style:style style:name="T8" style:family="text">
      <style:text-properties fo:font-weight="normal" officeooo:rsid="0021a043" style:font-weight-asian="normal" style:font-weight-complex="normal"/>
    </style:style>
    <style:style style:name="T9" style:family="text">
      <style:text-properties fo:font-weight="normal" officeooo:rsid="00236b42" style:font-weight-asian="normal" style:font-weight-complex="normal"/>
    </style:style>
    <style:style style:name="T10" style:family="text">
      <style:text-properties officeooo:rsid="001fd946"/>
    </style:style>
    <style:style style:name="T11" style:family="text">
      <style:text-properties officeooo:rsid="0021a043"/>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36b42" style:font-weight-asian="normal" style:font-weight-complex="normal"/>
    </style:style>
    <style:style style:name="T15" style:family="text">
      <style:text-properties style:text-underline-style="none" officeooo:rsid="00236b42"/>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259c0b"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officeooo:rsid="00259c0b"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officeooo:rsid="00259c0b"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33b3" style:font-name="JetBrains Mono1" fo:font-size="10pt" fo:font-style="normal" fo:font-weight="normal" style:font-size-asian="10pt" style:font-style-asian="normal" style:font-weight-asian="normal"/>
    </style:style>
    <style:style style:name="T24" style:family="text">
      <style:text-properties fo:color="#0033b3" style:font-name="JetBrains Mono" fo:font-size="10pt" fo:font-style="normal" fo:font-weight="normal" style:font-size-asian="10pt" style:font-style-asian="normal" style:font-weight-asian="normal"/>
    </style:style>
    <style:style style:name="T25" style:family="text">
      <style:text-properties fo:color="#080808" style:font-name="JetBrains Mono" fo:font-size="10pt" fo:font-style="normal" fo:font-weight="normal" style:font-size-asian="10pt" style:font-style-asian="normal" style:font-weight-asian="normal"/>
    </style:style>
    <style:style style:name="T26" style:family="text">
      <style:text-properties officeooo:rsid="0026bae8"/>
    </style:style>
    <style:style style:name="T27" style:family="text">
      <style:text-properties officeooo:rsid="002987b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Java Game</text:p>
      <text:p text:style-name="P8">1. setup for Maven</text:p>
      <text:p text:style-name="P1"/>
      <text:p text:style-name="P3">- cd (directory-project)</text:p>
      <text:p text:style-name="P3"/>
      <text:p text:style-name="P3">- mvn archetype:generate -DgroupId=mr.gmiak.dv -DartifactId=javaGame -DarchetypeArtifactId=maven-archetype-quickstart -DarchetypeVersion=1.4 -DinteractiveMode=false</text:p>
      <text:p text:style-name="P3"/>
      <text:p text:style-name="P3"><text:span text:style-name="T3">explanation:</text:span> You executed the Maven goal archetype:generate, and passed in various parameters to that goal. The prefix archetype is the plugin that provides the goal. If you are familiar with Ant, you may conceive of this as similar to a task. This archetype:generate goal created a simple project based upon a maven-archetype-quickstart archetype. Suffice it to say for now that a plugin is a collection of goals with a general common purpose. For example the jboss-maven-plugin, whose purpose is "deal with various jboss items".</text:p>
      <text:p text:style-name="P3"/>
      <text:p text:style-name="P4">- <text:span text:style-name="T4">build the project:</text:span></text:p>
      <text:p text:style-name="P18">* mvn package</text:p>
      <text:p text:style-name="P4"/>
      <text:p text:style-name="P4">-<text:span text:style-name="T5">test package</text:span></text:p>
      <text:p text:style-name="P19">* java -cp target/javaGame-1.0-SNAPSHOT.jar mr.gmiak.dv.App</text:p>
      <text:p text:style-name="P19"/>
      <text:h text:style-name="P15" text:outline-level="4"><text:bookmark text:name="maven-phases"/>Maven Phases</text:h>
      <text:p text:style-name="Text_20_body">Although hardly a comprehensive list, these are the most common <text:span text:style-name="T2">default</text:span> lifecycle phases executed.</text:p>
      <text:list xml:id="list3032397976" text:style-name="L1">
        <text:list-item>
          <text:p text:style-name="P37"><text:span text:style-name="T1">validate</text:span>: validate the project is correct and all necessary information is available </text:p>
        </text:list-item>
        <text:list-item>
          <text:p text:style-name="P37"><text:span text:style-name="T1">compile</text:span>: compile the source code of the project </text:p>
        </text:list-item>
        <text:list-item>
          <text:p text:style-name="P37"><text:span text:style-name="T1">test</text:span>: test the compiled source code using a suitable unit testing framework. These tests should not require the code be packaged or deployed </text:p>
        </text:list-item>
        <text:list-item>
          <text:p text:style-name="P37"><text:span text:style-name="T1">package</text:span>: take the compiled code and package it in its distributable format, such as a JAR. </text:p>
        </text:list-item>
        <text:list-item>
          <text:p text:style-name="P37"><text:span text:style-name="T1">integration-test</text:span>: process and deploy the package if necessary into an environment where integration tests can be run </text:p>
        </text:list-item>
        <text:list-item>
          <text:p text:style-name="P37"><text:span text:style-name="T1">verify</text:span>: run any checks to verify the package is valid and meets quality criteria </text:p>
        </text:list-item>
        <text:list-item>
          <text:p text:style-name="P37"><text:span text:style-name="T1">install</text:span>: install the package into the local repository, for use as a dependency in other projects locally </text:p>
        </text:list-item>
        <text:list-item>
          <text:p text:style-name="P25"><text:span text:style-name="T1">deploy</text:span>: done in an integration or release environment, copies the final package to the remote repository for sharing with other developers and projects.</text:p>
        </text:list-item>
      </text:list>
      <text:p text:style-name="Text_20_body">There are two other Maven lifecycles of note beyond the <text:span text:style-name="T2">default</text:span> list above. They are</text:p>
      <text:list xml:id="list1697925760" text:style-name="L2">
        <text:list-item>
          <text:p text:style-name="P26"><text:span text:style-name="T1">clean</text:span>: cleans up artifacts created by prior builds</text:p>
        </text:list-item>
      </text:list>
      <text:list xml:id="list1637710639" text:style-name="L3">
        <text:list-item>
          <text:p text:style-name="P27"><text:span text:style-name="T1">site</text:span>: generates site documentation for this project</text:p>
        </text:list-item>
      </text:list>
      <text:p text:style-name="Text_20_body"/>
      <text:p text:style-name="P11">Execute always</text:p>
      <text:p text:style-name="P14">1. <text:span text:style-name="T10">mvn clean </text:span></text:p>
      <text:p text:style-name="P13"><text:span text:style-name="T11">2</text:span>. mvn validate</text:p>
      <text:p text:style-name="P13"><text:soft-page-break/><text:span text:style-name="T11">3</text:span>. mvn compile</text:p>
      <text:p text:style-name="P7"><text:span text:style-name="T8">4</text:span><text:span text:style-name="T7">. </text:span><text:span text:style-name="T6">mvn test</text:span></text:p>
      <text:p text:style-name="P7"><text:span text:style-name="T8">5</text:span><text:span text:style-name="T6">. mvn package</text:span></text:p>
      <text:p text:style-name="P7"><text:span text:style-name="T8">6</text:span><text:span text:style-name="T6">. j</text:span><text:span text:style-name="T7">ava -cp target/javaGame-1.0-SNAPSHOT.jar mr.gmiak.dv.App</text:span></text:p>
      <text:p text:style-name="P5"><text:span text:style-name="T11">7</text:span>. (mvn clean)</text:p>
      <text:p text:style-name="P5">7. git...</text:p>
      <text:p text:style-name="P3"/>
      <text:p text:style-name="P3"/>
      <text:p text:style-name="P9">2. Adding git</text:p>
      <text:p text:style-name="P2"/>
      <text:p text:style-name="P2">- <text:span text:style-name="T6">mvn clean</text:span></text:p>
      <text:p text:style-name="P20">- git init</text:p>
      <text:p text:style-name="P20">- git add .</text:p>
      <text:p text:style-name="P2"><text:span text:style-name="T6">- git commit –</text:span><text:span text:style-name="T9">m</text:span><text:span text:style-name="T6"> ”Initial project”</text:span></text:p>
      <text:p text:style-name="P20"/>
      <text:p text:style-name="P2"><text:span text:style-name="T6">* </text:span><text:span text:style-name="T9">Github repository</text:span></text:p>
      <text:p text:style-name="P21">- create a repository on github</text:p>
      <text:p text:style-name="P6"><text:span text:style-name="T9"><text:tab/>+ </text:span><text:bookmark text:name="empty-setup-push-repo-echo"/><text:span text:style-name="T9">git remote add origin https://github.com/gmiak/javaGame.git</text:span></text:p>
      <text:p text:style-name="P21"><text:tab/>+ git push -u origin master</text:p>
      <text:p text:style-name="P21"><text:tab/>+ git remote -v</text:p>
      <text:p text:style-name="P21"/>
      <text:p text:style-name="P28">Execute always</text:p>
      <text:p text:style-name="P12"><text:span text:style-name="Source_20_Text"><text:span text:style-name="T14">1. </text:span></text:span><text:span text:style-name="Source_20_Text"><text:span text:style-name="T13">git checkout master</text:span></text:span><text:span text:style-name="T13"> You are probably already on local master </text:span></text:p>
      <text:list xml:id="list724877567" text:style-name="L4">
        <text:list-item>
          <text:p text:style-name="P38"><text:span text:style-name="Source_20_Text">git pull</text:span> (= <text:span text:style-name="Source_20_Text">git pull origin master</text:span>) To update local master </text:p>
        </text:list-item>
        <text:list-item>
          <text:p text:style-name="P38"><text:span text:style-name="Source_20_Text">git checkout -b myTask</text:span> Create and switch to branch <text:span text:style-name="Source_20_Text">myTask</text:span> </text:p>
        </text:list-item>
        <text:list-item>
          <text:p text:style-name="P38">Optional: Use <text:span text:style-name="Source_20_Text">git branch -a</text:span> to show all branches and git status to see what branch you’re on. </text:p>
        </text:list-item>
        <text:list-item>
          <text:p text:style-name="P39">Do some coding (some well defined (sub) task) and then go to 6 (don't code too long before doing a commit, do it regularly). </text:p>
        </text:list-item>
        <text:list-item>
          <text:p text:style-name="P38"><text:span text:style-name="Source_20_Text">git commit -a -m “…a sensible message…”</text:span> Commit on branch <text:span text:style-name="Source_20_Text">myTask</text:span> </text:p>
        </text:list-item>
        <text:list-item>
          <text:p text:style-name="P38">Goto 5. until task finished (a task should also not take too long, otherwise it should have been divided into subtasks). </text:p>
        </text:list-item>
        <text:list-item>
          <text:p text:style-name="P38">Ok, assume that the task is finished. The project should be compile without any errors (and warnings) and, very important, all test should pass. </text:p>
        </text:list-item>
        <text:list-item>
          <text:p text:style-name="P38">Now we start to integrate our changes into the project: </text:p>
          <text:list>
            <text:list-item>
              <text:p text:style-name="P38"><text:span text:style-name="Source_20_Text">git checkout master</text:span> </text:p>
            </text:list-item>
            <text:list-item>
              <text:p text:style-name="P38"><text:span text:style-name="Source_20_Text">git pull</text:span> </text:p>
            </text:list-item>
            <text:list-item>
              <text:p text:style-name="P38"><text:span text:style-name="Source_20_Text">git checkout myTask</text:span> </text:p>
            </text:list-item>
            <text:list-item>
              <text:p text:style-name="P38"><text:span text:style-name="Source_20_Text">git rebase master</text:span> (optional, can be used to <text:a xlink:type="simple" xlink:href="https://www.atlassian.com/git/tutorials/rewriting-history/git-rebase" office:target-frame-name="_blank" xlink:show="new" text:style-name="Internet_20_link" text:visited-style-name="Visited_20_Internet_20_Link">clean up branch history (Länkar till en externa sida.)</text:a>) </text:p>
            </text:list-item>
            <text:list-item>
              <text:p text:style-name="P38"><text:span text:style-name="Source_20_Text">git checkout master</text:span> </text:p>
            </text:list-item>
            <text:list-item>
              <text:p text:style-name="P38"><text:span text:style-name="Source_20_Text">git merge myTask</text:span> </text:p>
            </text:list-item>
            <text:list-item>
              <text:p text:style-name="P38"><text:span text:style-name="Source_20_Text">git push</text:span> (= <text:span text:style-name="Source_20_Text">git push origin master</text:span>) Push to remote repo </text:p>
            </text:list-item>
            <text:list-item>
              <text:p text:style-name="P38"><text:span text:style-name="Source_20_Text">git branch -d myTask</text:span> Delete branch </text:p>
            </text:list-item>
          </text:list>
        </text:list-item>
        <text:list-item>
          <text:p text:style-name="P38">Now everybody should be able to see your contribution (i.e. <text:span text:style-name="Source_20_Text">git pull</text:span>). </text:p>
        </text:list-item>
        <text:list-item>
          <text:p text:style-name="P32">Continue with next task, go to 2. </text:p>
        </text:list-item>
      </text:list>
      <text:p text:style-name="P35"><text:soft-page-break/><text:span text:style-name="T22">3. Adding Travis</text:span></text:p>
      <text:p text:style-name="P33"><text:span text:style-name="T20">Now we are going to grant Travis access to our GitHub repository, such that Travis can build and test our project.</text:span></text:p>
      <text:list xml:id="list716785282" text:style-name="L5">
        <text:list-item>
          <text:p text:style-name="P40">Go to <text:a xlink:type="simple" xlink:href="http://travis-ci.org/" office:target-frame-name="_blank" xlink:show="new" text:style-name="Internet_20_link" text:visited-style-name="Visited_20_Internet_20_Link">http://travis-ci.org (Länkar till en externa sida.)</text:a> and choose ‘Sign in with GitHub’ on the top of the page to the right. </text:p>
        </text:list-item>
        <text:list-item>
          <text:p text:style-name="P40">Accept the authorization; you’ll be redirected to GitHub. </text:p>
        </text:list-item>
        <text:list-item>
          <text:p text:style-name="P40">Click the green Activate button and enable Travis for the new repository. </text:p>
        </text:list-item>
        <text:list-item>
          <text:p text:style-name="P40">Click on the repository, you be redirected to a webpage where you can follow the active builds for you repo. Keep this window open. </text:p>
        </text:list-item>
        <text:list-item>
          <text:p text:style-name="P34">Create a file in the root of the project directory <text:span text:style-name="T26">(with pom-file)</text:span> with the filename <text:span text:style-name="Source_20_Text">.travis.yml</text:span>and add the following line to it<text:bookmark-start text:name="__DdeLink__295_640028150"/><text:bookmark-end text:name="__DdeLink__295_640028150"/></text:p>
          <text:p text:style-name="P23"><text:span text:style-name="Source_20_Text"><text:span text:style-name="T23">language</text:span></text:span><text:span text:style-name="T25">: java</text:span><text:line-break/><text:span text:style-name="T24">script</text:span><text:span text:style-name="T25">: mvn test</text:span><text:line-break/><text:span text:style-name="T24">jdk</text:span><text:span text:style-name="T25">:</text:span><text:line-break/><text:span text:style-name="T25"> <text:s/>- oraclejdk11</text:span></text:p>
          <text:p text:style-name="P40">save it and place it under version control with <text:span text:style-name="Source_20_Text">git add .travis.yml</text:span>. </text:p>
        </text:list-item>
        <text:list-item>
          <text:p text:style-name="P34">Record the changes <text:span text:style-name="Source_20_Text">git commit -m “Added travis yaml file”</text:span> and push to GitHub: <text:span text:style-name="Source_20_Text">git push</text:span>. Keep a close watch on the browser window, Travis should be fetching, building and testing! If all went well, you will (probably) get an e-mail with the message that the build succeeded. Wohooo!</text:p>
          <text:p text:style-name="P34">The way you get notified by Travis is <text:a xlink:type="simple" xlink:href="https://docs.travis-ci.com/user/notifications/" office:target-frame-name="_blank" xlink:show="new" text:style-name="Internet_20_link" text:visited-style-name="Visited_20_Internet_20_Link">configurable (Länkar till en externa sida.)</text:a>. You can for example integrate it with <text:a xlink:type="simple" xlink:href="https://blog.travis-ci.com/2014-03-13-slack-notifications" office:target-frame-name="_blank" xlink:show="new" text:style-name="Internet_20_link" text:visited-style-name="Visited_20_Internet_20_Link">Slack (Länkar till en externa sida.)</text:a>.<text:line-break/><text:line-break/>Note, in some cases you need to add the following to your <text:span text:style-name="Source_20_Text">pom.xml file</text:span>: </text:p>
          <text:p text:style-name="P16">&lt;build&gt;</text:p>
          <text:p text:style-name="P16"><text:s text:c="2"/>&lt;plugins&gt;</text:p>
          <text:p text:style-name="P16"><text:s text:c="4"/>&lt;plugin&gt;</text:p>
          <text:p text:style-name="P16"><text:s text:c="8"/>&lt;groupId&gt;org.apache.maven.plugins&lt;/groupId&gt;</text:p>
          <text:p text:style-name="P16"><text:s text:c="8"/>&lt;artifactId&gt;maven-compiler-plugin&lt;/artifactId&gt;</text:p>
          <text:p text:style-name="P16"><text:s text:c="8"/>&lt;configuration&gt;</text:p>
          <text:p text:style-name="P16"><text:s text:c="10"/>&lt;source&gt;1.8&lt;/source&gt;</text:p>
          <text:p text:style-name="P16"><text:s text:c="10"/>&lt;target&gt;1.8&lt;/target&gt;</text:p>
          <text:p text:style-name="P16"><text:s text:c="8"/>&lt;/configuration&gt;</text:p>
          <text:p text:style-name="P16"><text:s text:c="4"/>&lt;/plugin&gt;</text:p>
          <text:p text:style-name="P16"><text:s text:c="2"/>&lt;/plugins&gt;</text:p>
          <text:p text:style-name="P17">&lt;/build&gt;</text:p>
          <text:p text:style-name="P40">to instruct Maven running on Travis to use a compatible version. </text:p>
        </text:list-item>
        <text:list-item>
          <text:p text:style-name="P34">Inspect the log on Travis.</text:p>
        </text:list-item>
      </text:list>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6"><text:soft-page-break/><text:span text:style-name="T21">4. Project</text:span> workflow</text:p>
      <text:p text:style-name="P29"><text:span text:style-name="Source_20_Text"><text:span text:style-name="T15">1. </text:span></text:span><text:span text:style-name="Source_20_Text"><text:span text:style-name="T12">git checkout master</text:span></text:span><text:span text:style-name="T12"> You are probably already on local master</text:span><text:span text:style-name="T13"> </text:span></text:p>
      <text:list xml:id="list81415271631389" text:continue-list="list724877567" text:style-name="L4">
        <text:list-item>
          <text:p text:style-name="P39"><text:span text:style-name="Source_20_Text">git pull</text:span> (= <text:span text:style-name="Source_20_Text">git pull origin master</text:span>) To update local master </text:p>
        </text:list-item>
        <text:list-item>
          <text:p text:style-name="P39"><text:span text:style-name="Source_20_Text">git checkout -b </text:span><text:span text:style-name="Source_20_Text"><text:span text:style-name="T27">gmiak</text:span></text:span> Create and switch to branch <text:span text:style-name="Source_20_Text">myTask</text:span> </text:p>
        </text:list-item>
        <text:list-item>
          <text:p text:style-name="P39">Optional: Use <text:span text:style-name="Source_20_Text">git branch -a</text:span> to show all branches and git status to see what branch you’re on. </text:p>
        </text:list-item>
        <text:list-item>
          <text:p text:style-name="P39">Do some coding (some well defined (sub) task) and then go to 6 (don't code too long before doing a commit, do it regularly). </text:p>
          <text:p text:style-name="P30">1. <text:span text:style-name="T10">mvn clean </text:span></text:p>
          <text:p text:style-name="P31"><text:span text:style-name="T11">2</text:span>. mvn validate</text:p>
          <text:p text:style-name="P31"><text:span text:style-name="T11">3</text:span>. mvn compile</text:p>
          <text:p text:style-name="P22"><text:span text:style-name="T8">4</text:span><text:span text:style-name="T7">. </text:span><text:span text:style-name="T6">mvn test</text:span></text:p>
          <text:p text:style-name="P22"><text:span text:style-name="T8">5</text:span><text:span text:style-name="T6">. mvn package</text:span></text:p>
          <text:p text:style-name="P22"><text:span text:style-name="T8">6</text:span><text:span text:style-name="T6">. j</text:span><text:span text:style-name="T7">ava -cp target/javaGame-1.0-SNAPSHOT.jar mr.gmiak.dv.App</text:span></text:p>
          <text:p text:style-name="P24"><text:span text:style-name="T11">7</text:span>. (mvn clean)</text:p>
        </text:list-item>
        <text:list-item>
          <text:p text:style-name="P39"><text:span text:style-name="Source_20_Text">git commit -a -m “…a sensible message…”</text:span> Commit on branch <text:span text:style-name="Source_20_Text">myTask</text:span> </text:p>
        </text:list-item>
        <text:list-item>
          <text:p text:style-name="P39">Goto 5. until task finished (a task should also not take too long, otherwise it should have been divided into subtasks). </text:p>
        </text:list-item>
        <text:list-item>
          <text:p text:style-name="P39">Ok, assume that the task is finished. The project should be compile without any errors (and warnings) and, very important, all test should pass. </text:p>
        </text:list-item>
        <text:list-item>
          <text:p text:style-name="P39">Now we start to integrate our changes into the project: </text:p>
          <text:list>
            <text:list-item>
              <text:p text:style-name="P39"><text:span text:style-name="Source_20_Text">git checkout master</text:span> </text:p>
            </text:list-item>
            <text:list-item>
              <text:p text:style-name="P39"><text:span text:style-name="Source_20_Text">git pull</text:span> </text:p>
            </text:list-item>
            <text:list-item>
              <text:p text:style-name="P39"><text:span text:style-name="Source_20_Text">git checkout myTask</text:span> </text:p>
            </text:list-item>
            <text:list-item>
              <text:p text:style-name="P39"><text:span text:style-name="Source_20_Text">git rebase master</text:span> (optional, can be used to <text:a xlink:type="simple" xlink:href="https://www.atlassian.com/git/tutorials/rewriting-history/git-rebase" office:target-frame-name="_blank" xlink:show="new" text:style-name="Internet_20_link" text:visited-style-name="Visited_20_Internet_20_Link">clean up branch history (Länkar till en externa sida.)</text:a>) </text:p>
            </text:list-item>
            <text:list-item>
              <text:p text:style-name="P39"><text:span text:style-name="Source_20_Text">git checkout master</text:span> </text:p>
            </text:list-item>
            <text:list-item>
              <text:p text:style-name="P39"><text:span text:style-name="Source_20_Text">git merge myTask</text:span> </text:p>
            </text:list-item>
            <text:list-item>
              <text:p text:style-name="P39"><text:span text:style-name="Source_20_Text">git push</text:span> (= <text:span text:style-name="Source_20_Text">git push origin master</text:span>) Push to remote repo </text:p>
            </text:list-item>
            <text:list-item>
              <text:p text:style-name="P41"><text:span text:style-name="Source_20_Text"><text:span text:style-name="T13">git branch -d myTask</text:span></text:span><text:span text:style-name="T13"> Delete branch </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1"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1:09:40.324072774</meta:creation-date>
    <dc:date>2020-09-23T08:14:13.687992705</dc:date>
    <meta:editing-duration>PT19M57S</meta:editing-duration>
    <meta:editing-cycles>5</meta:editing-cycles>
    <meta:generator>LibreOffice/6.4.5.2$Linux_X86_64 LibreOffice_project/40$Build-2</meta:generator>
    <meta:document-statistic meta:table-count="0" meta:image-count="0" meta:object-count="0" meta:page-count="4" meta:paragraph-count="111" meta:word-count="1087" meta:character-count="6519" meta:non-whitespace-character-count="5472"/>
  </office:meta>
</office:document-meta>
</file>